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132.24pt"/>
    </style:style>
    <style:style style:name="co6" style:family="table-column">
      <style:table-column-properties fo:break-before="auto" style:column-width="120.64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96.69pt"/>
    </style:style>
    <style:style style:name="co9" style:family="table-column">
      <style:table-column-properties fo:break-before="auto" style:column-width="85.89pt"/>
    </style:style>
    <style:style style:name="co10" style:family="table-column">
      <style:table-column-properties fo:break-before="auto" style:column-width="81.3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[.D$2]" style:apply-style-name="Default" style:base-cell-address="params.D2"/>
    </style:style>
  </office:automatic-styles>
  <office:body>
    <office:spreadsheet>
      <table:calculation-settings table:automatic-find-labels="false"/>
      <table:table table:name="para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Maximum depth</text:p>
          </table:table-cell>
          <table:table-cell office:value-type="string" calcext:value-type="string">
            <text:p>Initial radius</text:p>
          </table:table-cell>
          <table:table-cell office:value-type="string" calcext:value-type="string">
            <text:p>Photons per iteration</text:p>
          </table:table-cell>
          <table:table-cell table:style-name="Default" office:value-type="string" calcext:value-type="string">
            <text:p>Work unit granularity</text:p>
          </table:table-cell>
          <table:table-cell office:value-type="string" calcext:value-type="string">
            <text:p>Russian roulette start depth</text:p>
          </table:table-cell>
          <table:table-cell office:value-type="string" calcext:value-type="string">
            <text:p>Size reduction parameter</text:p>
          </table:table-cell>
          <table:table-cell office:value-type="string" calcext:value-type="string">
            <text:p>Samples per pixel</text:p>
          </table:table-cell>
          <table:table-cell office:value-type="string" calcext:value-type="string">
            <text:p>Effective dimension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lter parameters</text:p>
          </table:table-cell>
          <table:table-cell office:value-type="string" calcext:value-type="string">
            <text:p>PSN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7.1932" calcext:value-type="float">
            <text:p>37.19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7.4484" calcext:value-type="float">
            <text:p>37.44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6.4115" calcext:value-type="float">
            <text:p>36.41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1.5422" calcext:value-type="float">
            <text:p>31.5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29.3874" calcext:value-type="float">
            <text:p>29.38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6.3703" calcext:value-type="float">
            <text:p>36.37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4.1723" calcext:value-type="float">
            <text:p>34.17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8.1175" calcext:value-type="float">
            <text:p>38.11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8.461" calcext:value-type="float">
            <text:p>38.4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8.6349" calcext:value-type="float">
            <text:p>38.63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8.6878" calcext:value-type="float">
            <text:p>38.68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7.4091" calcext:value-type="float">
            <text:p>37.40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7.4418" calcext:value-type="float">
            <text:p>37.44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7.4968" calcext:value-type="float">
            <text:p>37.49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7.5179" calcext:value-type="float">
            <text:p>37.51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18.4437" calcext:value-type="float">
            <text:p>18.44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27.2615" calcext:value-type="float">
            <text:p>27.2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1.9158" calcext:value-type="float">
            <text:p>31.91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5.3891" calcext:value-type="float">
            <text:p>35.38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8.6231" calcext:value-type="float">
            <text:p>38.6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9.1831" calcext:value-type="float">
            <text:p>39.18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9.509" calcext:value-type="float">
            <text:p>39.5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9.6195" calcext:value-type="float">
            <text:p>39.61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6.9673" calcext:value-type="float">
            <text:p>36.96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7.1923" calcext:value-type="float">
            <text:p>37.19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7.315" calcext:value-type="float">
            <text:p>37.3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7.3259" calcext:value-type="float">
            <text:p>37.32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7.2886" calcext:value-type="float">
            <text:p>37.28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7.3272" calcext:value-type="float">
            <text:p>37.32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27.24" calcext:value-type="float">
            <text:p>27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0.5791" calcext:value-type="float">
            <text:p>30.57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2.902" calcext:value-type="float">
            <text:p>32.9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4.4389" calcext:value-type="float">
            <text:p>34.43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5.7257" calcext:value-type="float">
            <text:p>35.72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6.6005" calcext:value-type="float">
            <text:p>36.6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7.5614" calcext:value-type="float">
            <text:p>37.56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7.8765" calcext:value-type="float">
            <text:p>37.87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8.0518" calcext:value-type="float">
            <text:p>38.05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8.4894" calcext:value-type="float">
            <text:p>38.48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8.0693" calcext:value-type="float">
            <text:p>38.0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7.2106" calcext:value-type="float">
            <text:p>37.21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7.263" calcext:value-type="float">
            <text:p>37.2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7.1905" calcext:value-type="float">
            <text:p>37.19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7.152" calcext:value-type="float">
            <text:p>37.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7.2057" calcext:value-type="float">
            <text:p>37.20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7.1283" calcext:value-type="float">
            <text:p>37.12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7.1755" calcext:value-type="float">
            <text:p>37.17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7.2199" calcext:value-type="float">
            <text:p>37.21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7.1731" calcext:value-type="float">
            <text:p>37.17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float" office:value="28.8705" calcext:value-type="float">
            <text:p>28.87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office:value-type="float" office:value="32.7875" calcext:value-type="float">
            <text:p>32.78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75" calcext:value-type="float">
            <text:p>0.75</text:p>
          </table:table-cell>
          <table:table-cell office:value-type="float" office:value="36.9516" calcext:value-type="float">
            <text:p>36.95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1" calcext:value-type="float">
            <text:p>1</text:p>
          </table:table-cell>
          <table:table-cell office:value-type="float" office:value="34.9614" calcext:value-type="float">
            <text:p>34.96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ox</text:p>
          </table:table-cell>
          <table:table-cell/>
          <table:table-cell office:value-type="float" office:value="32.7677" calcext:value-type="float">
            <text:p>32.76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nt</text:p>
          </table:table-cell>
          <table:table-cell/>
          <table:table-cell office:value-type="float" office:value="35.8173" calcext:value-type="float">
            <text:p>35.81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itchell-Netravali</text:p>
          </table:table-cell>
          <table:table-cell office:value-type="string" calcext:value-type="string">
            <text:p>B=1/3, C=1/3</text:p>
          </table:table-cell>
          <table:table-cell office:value-type="float" office:value="34.5115" calcext:value-type="float">
            <text:p>34.51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itchell-Netravali</text:p>
          </table:table-cell>
          <table:table-cell office:value-type="string" calcext:value-type="string">
            <text:p>B=1/3, C=2/3</text:p>
          </table:table-cell>
          <table:table-cell office:value-type="float" office:value="33.157" calcext:value-type="float">
            <text:p>33.1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itchell-Netravali</text:p>
          </table:table-cell>
          <table:table-cell office:value-type="string" calcext:value-type="string">
            <text:p>B=2/3, C=1/3</text:p>
          </table:table-cell>
          <table:table-cell office:value-type="float" office:value="35.8221" calcext:value-type="float">
            <text:p>35.82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itchell-Netravali</text:p>
          </table:table-cell>
          <table:table-cell office:value-type="string" calcext:value-type="string">
            <text:p>B=2/3, C=2/3</text:p>
          </table:table-cell>
          <table:table-cell office:value-type="float" office:value="34.4681" calcext:value-type="float">
            <text:p>34.46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atmull-Rom</text:p>
          </table:table-cell>
          <table:table-cell/>
          <table:table-cell office:value-type="float" office:value="32.5171" calcext:value-type="float">
            <text:p>32.51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anczos Sinc</text:p>
          </table:table-cell>
          <table:table-cell office:value-type="float" office:value="3" calcext:value-type="float">
            <text:p>3</text:p>
          </table:table-cell>
          <table:table-cell office:value-type="float" office:value="31.9394" calcext:value-type="float">
            <text:p>31.93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anczos Sinc</text:p>
          </table:table-cell>
          <table:table-cell office:value-type="float" office:value="2" calcext:value-type="float">
            <text:p>2</text:p>
          </table:table-cell>
          <table:table-cell office:value-type="float" office:value="32.5008" calcext:value-type="float">
            <text:p>32.50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anczos Sinc</text:p>
          </table:table-cell>
          <table:table-cell office:value-type="float" office:value="1" calcext:value-type="float">
            <text:p>1</text:p>
          </table:table-cell>
          <table:table-cell office:value-type="float" office:value="34.4733" calcext:value-type="float">
            <text:p>34.47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anczos Sinc</text:p>
          </table:table-cell>
          <table:table-cell office:value-type="float" office:value="4" calcext:value-type="float">
            <text:p>4</text:p>
          </table:table-cell>
          <table:table-cell office:value-type="float" office:value="31.4892" calcext:value-type="float">
            <text:p>31.48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anczos Sinc</text:p>
          </table:table-cell>
          <table:table-cell office:value-type="float" office:value="5" calcext:value-type="float">
            <text:p>5</text:p>
          </table:table-cell>
          <table:table-cell office:value-type="float" office:value="31.1453" calcext:value-type="float">
            <text:p>31.145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9.272" calcext:value-type="float">
            <text:p>39.2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8.4881" calcext:value-type="float">
            <text:p>38.48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37.5292" calcext:value-type="float">
            <text:p>37.529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float" office:value="42.6138" calcext:value-type="float">
            <text:p>42.613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office:value-type="string" calcext:value-type="string">
            <text:p>max</text:p>
          </table:table-cell>
          <table:table-cell table:formula="of:=MAX([.K2:.K70])" office:value-type="float" office:value="42.6138" calcext:value-type="float">
            <text:p>42.6138</text:p>
          </table:table-cell>
        </table:table-row>
        <calcext:conditional-formats>
          <calcext:conditional-format calcext:target-range-address="params.D3:params.D70">
            <calcext:condition calcext:apply-style-name="Default" calcext:value="=[.D$2]" calcext:base-cell-address="params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ucida Sans Unicode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4T09:30:27.033487083</dc:date>
    <meta:editing-duration>PT4M51S</meta:editing-duration>
    <meta:editing-cycles>2</meta:editing-cycles>
    <meta:generator>LibreOffice/5.1.0.3$Linux_X86_64 LibreOffice_project/10m0$Build-3</meta:generator>
    <meta:document-statistic meta:table-count="1" meta:cell-count="769" meta:object-count="0"/>
  </office:meta>
</office:document-meta>
</file>